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6.481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2.021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2.162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292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2" style:family="graphic" style:parent-style-name="standard">
      <style:graphic-properties draw:stroke="none" draw:fill="none" fo:min-height="13.117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8.4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5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6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6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189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1.70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outline1" style:list-style-name="L2">
      <style:graphic-properties draw:auto-grow-height="true" fo:min-height="11.111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 style:list-style-name="L2">
      <style:graphic-properties draw:auto-grow-height="true" fo:min-height="12.204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9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4" style:family="presentation" style:parent-style-name="master_5f_slides-outline1" style:list-style-name="L2">
      <style:graphic-properties draw:auto-grow-height="true" fo:min-height="1.204cm" loext:decorative="false"/>
      <style:paragraph-properties style:writing-mode="lr-tb"/>
    </style:style>
    <style:style style:name="pr9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8.204cm" loext:decorative="false"/>
      <style:paragraph-properties style:writing-mode="lr-tb"/>
    </style:style>
    <style:style style:name="pr9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8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9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loext:graphic-properties draw:fill="none"/>
      <style:text-properties style:use-window-font-color="true" loext:opacity="0%" fo:font-size="18pt"/>
    </style:style>
    <style:style style:name="P33" style:family="paragraph"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justify"/>
    </style:style>
    <style:style style:name="P35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3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text-properties fo:font-size="16pt" style:font-size-asian="16pt" style:font-size-complex="16pt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4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5" style:family="paragraph">
      <style:paragraph-properties fo:text-align="start"/>
      <style:text-properties fo:font-size="18pt" style:font-size-asian="18pt" style:font-size-complex="18pt"/>
    </style:style>
    <style:style style:name="P66" style:family="paragraph">
      <style:paragraph-properties fo:text-align="center"/>
      <style:text-properties fo:font-size="18pt" style:font-size-asian="18pt" style:font-size-complex="18pt"/>
    </style:style>
    <style:style style:name="P67" style:family="paragraph">
      <style:paragraph-properties fo:text-align="start" style:writing-mode="lr-tb"/>
      <style:text-properties fo:font-size="18pt" style:font-size-asian="18pt" style:font-size-complex="18pt"/>
    </style:style>
    <style:style style:name="P6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69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1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84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font-size="23pt" fo:font-weight="normal" style:font-size-asian="23pt" style:font-weight-asian="normal" style:font-size-complex="23pt" style:font-weight-complex="normal"/>
    </style:style>
    <style:style style:name="T86" style:family="text">
      <style:text-properties style:font-name="Courier 10 Pitch" fo:font-size="14pt" fo:font-weight="normal" style:font-size-asian="14pt" style:font-weight-asian="normal" style:font-size-complex="14pt" style:font-weight-complex="normal"/>
    </style:style>
    <style:style style:name="T87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88" style:family="text">
      <style:text-properties style:font-name="Courier New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</text:span><text:span text:style-name="T1">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</text:span><text:span text:style-name="T5">ou uma mensagem de e-mail.</text:span></text:p>
            <text:p text:style-name="P9"><text:span text:style-name="T5">Para buscas no PostgreSQL, um documento é normalmente um campo de texto em uma </text:span><text:span text:style-name="T5">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apresentação e </text:span><text:span text:style-name="T6">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</text:span><text:span text:style-name="T8">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29"/></text:span><text:span text:style-name="T15"><text:s text:c="4"/></text:span></text:p>
            <text:p text:style-name="P16"><text:span text:style-name="T15">------------</text:span><text:span text:style-name="T15">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</text:span><text:span text:style-name="T15">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</text:span><text:span text:style-name="T14">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33"/></text:span><text:span text:style-name="T17"><text:s text:c="16"/></text:span></text:p>
            <text:p><text:span text:style-name="T17">------------------------------------------------------------------------------------------</text:span><text:span text:style-name="T17">-----------------</text:span></text:p>
            <text:p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Lexema é a palavra ou parte da palavra que serve de base ao sentido por ela. </text:span></text:p>
            <text:p text:style-name="P9"><text:span text:style-name="T5">Similar ao conceito de </text:span><text:span text:style-name="T3">radical</text:span><text:span text:style-name="T5"> em </text:span><text:span text:style-name="T3">gramática</text:span><text:span text:style-name="T5">.</text:span></text:p>
          </draw:text-box>
        </draw:frame>
        <draw:frame draw:style-name="gr10" draw:text-style-name="P17" draw:layer="layout" svg:width="16.9cm" svg:height="3.494cm" svg:x="0.6cm" svg:y="7.8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0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</text:span><text:span text:style-name="T14">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33"/></text:span><text:span text:style-name="T17"><text:s text:c="16"/></text:span></text:p>
            <text:p text:style-name="P16"><text:span text:style-name="T17">------------------------------------------------------------------------------------------</text:span><text:span text:style-name="T17">-----------------</text:span></text:p>
            <text:p text:style-name="P16"><text:span text:style-name="T17"><text:s/></text:span><text:span text:style-name="T17">'O' 'branco' 'cachorro' 'de' 'e' 'foi' 'gata' 'gato' 'lisos' 'pego' 'pela' 'pelo' </text:span><text:span text:style-name="T17">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</text:span><text:span text:style-name="T13">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3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A 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</text:span><text:span text:style-name="T27">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</text:span><text:span text:style-name="T27">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</text:span><text:span text:style-name="T14">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1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</text:span><text:span text:style-name="T5">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</text:span><text:span text:style-name="T5">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</text:span><text:span text:style-name="T5">comandos SQL está disponível e e há vários comandos do </text:span><text:span text:style-name="T21">psql</text:span><text:span text:style-name="T5"> que </text:span><text:span text:style-name="T5">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</text:span><text:span text:style-name="T11">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</text:span><text:span text:style-name="T11">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</text:span><text:span text:style-name="T14">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2" draw:layer="layout" svg:width="19.7cm" svg:height="0.972cm" svg:x="0.8cm" svg:y="4.628cm">
          <draw:text-box>
            <text:p><text:span text:style-name="T36"># aptitude install myspell-pt-br hunspell-pt-br</text:span></text:p>
          </draw:text-box>
        </draw:frame>
        <draw:frame presentation:style-name="pr15" draw:text-style-name="P33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4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</text:span><text:span text:style-name="T23">português brasileiro:</text:span></text:p>
          </draw:text-box>
        </draw:frame>
        <draw:frame presentation:style-name="pr16" draw:text-style-name="P35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6"><text:span text:style-name="T39"># cp /usr/share/hunspell/pt_BR.dic </text:span><text:span text:style-name="T39">$SHAREDIR/tsearch_data/pt_br.dict</text:span></text:p>
            <text:p text:style-name="P36"><text:span text:style-name="T39"/></text:p>
            <text:p text:style-name="P36"><text:span text:style-name="T39"># sed 's/FLAG UTF-8/FLAG default/g' \</text:span></text:p>
            <text:p text:style-name="P36"><text:span text:style-name="T39"><text:s text:c="4"/></text:span><text:span text:style-name="T39">/usr/share/hunspell/pt_BR.aff &gt; </text:span><text:span text:style-name="T39">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</text:span><text:span text:style-name="T11">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35"/></text:span><text:span text:style-name="T17"><text:s text:c="12"/></text:span></text:p>
            <text:p text:style-name="P16"><text:span text:style-name="T17">------------------------------------------------------------------------------------------</text:span><text:span text:style-name="T17">-------------</text:span></text:p>
            <text:p text:style-name="P16"><text:span text:style-name="T17"><text:s/></text:span><text:span text:style-name="T17">(asciiword,"Word, all </text:span><text:span text:style-name="T17">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37"/></text:span><text:span text:style-name="T17"><text:s text:c="7"/></text:span></text:p>
            <text:p text:style-name="P16"><text:span text:style-name="T17">------------------------------------------------------------------------------------------</text:span><text:span text:style-name="T17">--------</text:span></text:p>
            <text:p text:style-name="P16"><text:span text:style-name="T17"><text:s/></text:span><text:span text:style-name="T17">(asciiword,"Word, all </text:span><text:span text:style-name="T17">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36"/></text:span><text:span text:style-name="T17"><text:s text:c="10"/></text:span></text:p>
            <text:p text:style-name="P16"><text:span text:style-name="T17">------------------------------------------------------------------------------------------</text:span><text:span text:style-name="T17">-----------</text:span></text:p>
            <text:p text:style-name="P16"><text:span text:style-name="T17"><text:s/></text:span><text:span text:style-name="T17">(asciiword,"Word, all </text:span><text:span text:style-name="T17">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</text:span><text:span text:style-name="T11">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</text:span><text:span text:style-name="T13">facilmente, </text:span><text:span text:style-name="T14">'</text:span></text:p>
            <text:p><text:span text:style-name="T14"><text:s text:c="4"/></text:span><text:span text:style-name="T14">||'ultrapassando o último carro a 15 min do </text:span><text:span text:style-name="T14">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37"/></text:span><text:span text:style-name="T42"><text:s text:c="21"/></text:span></text:p>
            <text:p><text:span text:style-name="T42">--------------------------------------------------------------------------------------------------------</text:span><text:span text:style-name="T42">----------------------</text:span></text:p>
            <text:p><text:span text:style-name="T42"><text:s/></text:span><text:span text:style-name="T42">'15' 'O' 'a' 'carro' 'correu' 'correu,' 'corrida' 'do' 'e' 'facilmente,' 'final' 'min' 'o' </text:span><text:span text:style-name="T42">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</text:span><text:span text:style-name="T27">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</text:span><text:span text:style-name="T43">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</text:span><text:span text:style-name="T45">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2.44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</text:span><text:span text:style-name="T27">tokens para lexemas e retorna um tsvector que lista os lexemas junto com </text:span><text:span text:style-name="T27">suas posições no documento sem </text:span><text:span text:style-name="T46">stop words</text:span><text:span text:style-name="T47">.</text:span></text:p>
          </draw:text-box>
        </draw:frame>
        <draw:frame draw:style-name="gr46" draw:text-style-name="P43" draw:layer="layout" svg:width="26.4cm" svg:height="6.005cm" svg:x="0.6cm" svg:y="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</text:span><text:span text:style-name="T43">facilmente, '</text:span></text:p>
            <text:p text:style-name="P42"><text:span text:style-name="T43"><text:s text:c="8"/></text:span><text:span text:style-name="T43">||'ultrapassando o último carro a 15 min do </text:span><text:span text:style-name="T43">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29"/></text:span><text:span text:style-name="T48"><text:s text:c="14"/></text:span></text:p>
            <text:p text:style-name="P42"><text:span text:style-name="T48">------------------------------------------------------------------------------------</text:span><text:span text:style-name="T48">---------------</text:span></text:p>
            <text:p text:style-name="P42"><text:span text:style-name="T48"><text:s/></text:span><text:span text:style-name="T48">'15':15 'carr':2,13 'corr':3,4,8 'facil':9 'final':18 'min':16 'ultrapass':10 </text:span><text:span text:style-name="T48">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</text:span><text:span text:style-name="T23">convertido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</text:span><text:span text:style-name="T50">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</text:span><text:span text:style-name="T43">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</text:span><text:span text:style-name="T43">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4.879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</text:span><text:span text:style-name="T27">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</text:span><text:span text:style-name="T27">idioma e normalizar os 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8" draw:layer="layout" svg:width="27.175cm" svg:height="3cm" svg:x="0.325cm" svg:y="5cm">
          <draw:text-box>
            <text:p text:style-name="P47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47"><text:span text:style-name="T27">O text_ é analisado e normalizado como se fosse um </text:span><text:span text:style-name="T31">tsvector</text:span><text:span text:style-name="T27"> e então o </text:span><text:span text:style-name="T27">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</text:span><text:span text:style-name="T56">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9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</text:span><text:span text:style-name="T43">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1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</text:span><text:span text:style-name="T14">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</text:span><text:span text:style-name="T11">convertida combinasse com a conversão da string “fruta” para texto de </text:span><text:span text:style-name="T11">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</text:span><text:span text:style-name="T11">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</text:span><text:span text:style-name="T11">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61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</text:span><text:span text:style-name="T11">plano passado para o formato </text:span><text:span text:style-name="T34">tsquery</text:span><text:span text:style-name="T11">:</text:span></text:p>
          </draw:text-box>
        </draw:frame>
        <draw:frame draw:style-name="gr62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</text:span><text:span text:style-name="T4">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4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3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</text:span><text:span text:style-name="T14">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94 ms</text:span></text:p>
            <text:p text:style-name="P16"><text:span text:style-name="T60"><text:s/></text:span><text:span text:style-name="T60">Execution Time: 11.489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tsvector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7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3" draw:text-style-name="P17" draw:layer="layout" svg:width="23.381cm" svg:height="9.611cm" svg:x="1.119cm" svg:y="5.5cm">
          <draw:text-box>
            <text:p><text:span text:style-name="T14">EXPLAIN ANALYZE 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 </text:span></text:p>
            <text:p><text:span text:style-name="T14">WHERE text_vector</text:span></text:p>
            <text:p><text:span text:style-name="T14"><text:s text:c="4"/></text:span><text:span text:style-name="T14">@@ plain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212 ms</text:span></text:p>
            <text:p text:style-name="P16"><text:span text:style-name="T60"><text:s/></text:span><text:span text:style-name="T60">Execution Time: 0.179 ms</text:span></text:p>
          </draw:text-box>
        </draw:frame>
        <draw:frame presentation:style-name="pr26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4" draw:text-style-name="P11" draw:layer="layout" svg:width="26.338cm" svg:height="6.851cm" svg:x="0.662cm" svg:y="3.5cm">
          <draw:text-box>
            <text:p><text:span text:style-name="T50">Há dois tipos de índices que podem ser usados para acelerar buscas </text:span><text:span text:style-name="T50">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</text:span><text:span text:style-name="T50">textuais;</text:span></text:p>
            <text:p><text:span text:style-name="T50"/></text:p>
            <text:p><text:span text:style-name="T50">Esses tipos de índices são aplicados a colunas dos tipos tsvector ou </text:span><text:span text:style-name="T50">tsquery;</text:span></text:p>
            <text:p><text:span text:style-name="T50"/></text:p>
            <text:p><text:span text:style-name="T50">Há diferenças significantes entre os dois tipos de índices, então é </text:span><text:span text:style-name="T50">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5" draw:text-style-name="P48" draw:layer="layout" svg:width="26.338cm" svg:height="8.433cm" svg:x="0.662cm" svg:y="3.5cm">
          <draw:text-box>
            <text:p text:style-name="P28"><text:span text:style-name="T20">CREATE INDEX nome_indice ON nome_tabela USING </text:span><text:span text:style-name="T20">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</text:span><text:span text:style-name="T50">Generalizada)</text:span></text:p>
            <text:p text:style-name="P38"><text:span text:style-name="T50"/></text:p>
            <text:p text:style-name="P38"><text:span text:style-name="T20">CREATE INDEX nome_indice ON nome_tabela USING </text:span><text:span text:style-name="T20">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</text:span><text:span text:style-name="T50">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6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</text:span><text:span text:style-name="T50">falsos positivos e é necessário checar a linha atual da tabela para eliminar </text:span><text:span text:style-name="T50">tais falsos positivos (O PostgreSQL faz isso automaticamente quando </text:span><text:span text:style-name="T50">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</text:span><text:span text:style-name="T50">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</text:span><text:span text:style-name="T50">buscas desnecessárias nos registros de uma tabela que se tornam falsos </text:span><text:span text:style-name="T50">positivos.</text:span></text:p>
            <text:p text:style-name="P5"><text:span text:style-name="T50"/></text:p>
            <text:p text:style-name="P38"><text:span text:style-name="T50">Como o acesso aleatório a registros da tabela é lento, isso limita a utilidade </text:span><text:span text:style-name="T50">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</text:span><text:span text:style-name="T50">o número de palavras únicas, então o </text:span><text:span text:style-name="T62">uso de dicionários</text:span><text:span text:style-name="T50"> para reduzir esse </text:span><text:span text:style-name="T50">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7" draw:text-style-name="P50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</text:span><text:span text:style-name="T50">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</text:span><text:span text:style-name="T50">valores </text:span><text:span text:style-name="T29">tsvector</text:span><text:span text:style-name="T50">, e não o peso de suas labels. </text:span></text:p>
            <text:p text:style-name="P38"><text:span text:style-name="T50">Assim uma rechecagem de uma linha de uma tabela é necessária quando </text:span><text:span text:style-name="T50">usa uma consulta que envolve pes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4" draw:text-style-name="P51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6" draw:text-style-name="P52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riando um índice no campo tsvector (tipo)</text:span></text:p>
          </draw:text-box>
        </draw:frame>
        <draw:frame draw:style-name="gr7" draw:text-style-name="P11" draw:layer="layout" svg:width="5.62cm" svg:height="0.963cm" svg:x="0.88cm" svg:y="4.037cm">
          <draw:text-box>
            <text:p><text:span text:style-name="T11">Criação do índice:</text:span></text:p>
          </draw:text-box>
        </draw:frame>
        <draw:frame draw:style-name="gr23" draw:text-style-name="P17" draw:layer="layout" svg:width="25cm" svg:height="0.971cm" svg:x="1cm" svg:y="5.237cm">
          <draw:text-box>
            <text:p><text:span text:style-name="T14">CREATE INDEX idx_text_vector ON tb_post USING GIN </text:span><text:span text:style-name="T14">(text_vector);</text:span></text:p>
          </draw:text-box>
        </draw:frame>
        <draw:frame draw:style-name="gr37" draw:text-style-name="P11" draw:layer="layout" svg:width="15.12cm" svg:height="0.962cm" svg:x="0.88cm" svg:y="8.338cm">
          <draw:text-box>
            <text:p><text:span text:style-name="T11">Nova análise no campo de tipo tsvector com índice:</text:span></text:p>
          </draw:text-box>
        </draw:frame>
        <draw:frame draw:style-name="gr68" draw:text-style-name="P17" draw:layer="layout" svg:width="25cm" svg:height="6.731cm" svg:x="1cm" svg:y="9.538cm">
          <draw:text-box>
            <text:p><text:span text:style-name="T14">EXPLAIN ANALYZE 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 </text:span></text:p>
            <text:p><text:span text:style-name="T14">WHERE text_vector @@ plainto_tsquery('presença humana');</text:span></text:p>
            <text:p><text:span text:style-name="T14"/></text:p>
            <text:p><text:span text:style-name="T19">. . .</text:span></text:p>
            <text:p><text:span text:style-name="T19"><text:s/></text:span><text:span text:style-name="T19">Planning Time: 0.413 ms</text:span></text:p>
            <text:p><text:span text:style-name="T19"><text:s/></text:span><text:span text:style-name="T19">Execution Time: 1.628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</text:span><text:span text:style-name="T28">para uma consulta em particular, de modo que quando houver muitos </text:span><text:span text:style-name="T28">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</text:span><text:span text:style-name="T28">proximidade e estrutura da informação, que é, considerar o quão frequentes </text:span><text:span text:style-name="T28">os termos de uma consulta aparecem em um documento, como estão </text:span><text:span text:style-name="T28">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</text:span><text:span text:style-name="T28">aplicação. Aplicações diferentes podem pedir informações adicionais para </text:span><text:span text:style-name="T28">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</text:span><text:span text:style-name="T28">funções próprias e / ou combinar seus resultados com fatores adicionais </text:span><text:span text:style-name="T28">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70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</text:span><text:span text:style-name="T28">habilidade de fazer com que as buscas sejam feitas com pesos </text:span><text:span text:style-name="T28">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1" draw:text-style-name="P53" draw:layer="layout" svg:width="24.5cm" svg:height="12.271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/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'A') ||</text:span></text:p>
            <text:p><text:span text:style-name="T65"><text:s text:c="4"/></text:span><text:span text:style-name="T65">setweight(to_tsvector('portuguese', coalesce(tags,'')),'B') ||</text:span></text:p>
            <text:p><text:span text:style-name="T65"><text:s text:c="4"/></text:span><text:span text:style-name="T65">setweight(to_tsvector('portuguese', coalesce(text_,'')),'C');</text:span></text:p>
            <text:p><text:span text:style-name="T65"/></text:p>
            <text:p><text:span text:style-name="T65">END;</text:span></text:p>
            <text:p><text:span text:style-name="T65"/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4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2" draw:text-style-name="P55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</text:span><text:span text:style-name="T68">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57"/></text:span><text:span text:style-name="T69"><text:s text:c="14"/></text:span><text:span text:style-name="T70"><text:s text:c="2"/></text:span><text:span text:style-name="T70">text_vector <text:s text:c="29"/></text:span><text:span text:style-name="T70"><text:s text:c="43"/></text:span></text:p>
            <text:p><text:span text:style-name="T70">--------------------------------------------------------</text:span><text:span text:style-name="T70">--------------------------------------------------------</text:span><text:span text:style-name="T70">---------------------------------------------</text:span></text:p>
            <text:p><text:span text:style-name="T70"><text:s/></text:span><text:span text:style-name="T70">'brasil':29C 'caos':7B 'capital':17C 'cidad':1A,11C </text:span><text:span text:style-name="T70">'estad':19C 'metrópol':5B 'nom':22C 'paul':4A,14C </text:span><text:span text:style-name="T70">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3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</text:span><text:span text:style-name="T69">'laranja');</text:span></text:p>
            <text:p><text:span text:style-name="T69"/></text:p>
            <text:p><text:span text:style-name="T74"><text:s text:c="55"/></text:span><text:span text:style-name="T74">ts_headline <text:s text:c="24"/></text:span><text:span text:style-name="T74"><text:s text:c="30"/></text:span></text:p>
            <text:p><text:span text:style-name="T74">------------------------------------------------------------------------------------------</text:span><text:span text:style-name="T74">-------------------------------</text:span></text:p>
            <text:p><text:span text:style-name="T74"><text:s/></text:span><text:span text:style-name="T74">&lt;b&gt;fruto&lt;/b&gt; produzido pela laranjeira (Citrus × sinensis), uma árvore da família </text:span><text:span text:style-name="T74">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</text:span><text:span text:style-name="T11">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</text:span><text:span text:style-name="T4">consideradas em uma busca (palavras de parada / </text:span><text:span text:style-name="T59">stop words</text:span><text:span text:style-name="T4">) e normalizar </text:span><text:span text:style-name="T4">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</text:span><text:span text:style-name="T4">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</text:span><text:span text:style-name="T4">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token, mas ele é uma palavra de </text:span><text:span text:style-name="T4">parada;</text:span></text:p>
              </text:list-item>
              <text:list-item>
                <text:p text:style-name="P38"><text:span text:style-name="T31">NULL</text:span><text:span text:style-name="T4"> se o dicionário não reconhece o token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5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</text:span><text:span text:style-name="T11">buscam na lista de palavras de parada, enquanto stemmers Snowball </text:span><text:span text:style-name="T11">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</text:span><text:span text:style-name="T11">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</text:span><text:span text:style-name="T11">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6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token.</text:span></text:p>
            <text:p text:style-name="P5"><text:span text:style-name="T4">Se o token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s 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7" draw:text-style-name="P11" draw:layer="layout" svg:width="24cm" svg:height="1.2cm" svg:x="1cm" svg:y="6.1cm">
          <draw:text-box>
            <text:p><text:span text:style-name="T11">Busca das palavras “foi” e “sim” no arquivo de palavras de parada em </text:span><text:span text:style-name="T11">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s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s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8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</text:span><text:span text:style-name="T79">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</text:span><text:span text:style-name="T14">$SHAREDIR/tsearch_data/sinonimos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8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9" draw:text-style-name="P17" draw:layer="layout" svg:width="17.999cm" svg:height="3.299cm" svg:x="1.001cm" svg:y="4.701cm">
          <draw:text-box>
            <text:p><text:span text:style-name="T14">CREATE TEXT SEARCH DICTIONARY dic_sinonimos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inonimos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</text:span><text:span text:style-name="T11">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inonimos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80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</text:span><text:span text:style-name="T82">dictionary <text:s text:c="2"/>| lexemes </text:span></text:p>
            <text:p><text:span text:style-name="T82">-----------+-----------------+-------+---------------------------------</text:span><text:span text:style-name="T82">+---------------+---------</text:span></text:p>
            <text:p><text:span text:style-name="T82"><text:s/></text:span><text:span text:style-name="T82">asciiword | Word, all ASCII | Paris | {dic_sinonimos,portuguese_stem} | </text:span><text:span text:style-name="T82">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(às vezes abreviado como TZ) é uma coleção de palavras que incluem informação sobre a relação entre palavras e frases, por exemplo: termos mais amplos (broader terms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</text:span><text:span text:style-name="T59">thesaurus</text:span><text:span text:style-name="T75">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189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*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</text:span><text:span text:style-name="T59">thesaurus</text:span><text:span text:style-name="T75">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não podem ser especificadas ao invés de usar "?" para marcar a localização onde qualquer stop word pode aparecer.</text:span></text:p>
          </draw:text-box>
        </draw:frame>
        <draw:custom-shape draw:style-name="gr81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1.923cm" svg:x="0.5cm" svg:y="3.3cm" presentation:class="outline" presentation:user-transformed="true">
          <draw:text-box>
            <text:p text:style-name="P5"><text:span text:style-name="T3">Configuração Thesaurus</text:span></text:p>
            <text:p text:style-name="P5"><text:span text:style-name="T5">Para definir um novo dicionário thesaurus, use o modelo (template) thesaurus, por exemplo:</text:span></text:p>
          </draw:text-box>
        </draw:frame>
        <draw:frame draw:style-name="gr29" draw:text-style-name="P32" draw:layer="layout" svg:width="14.98cm" svg:height="0.972cm" svg:x="0.52cm" svg:y="6.028cm">
          <draw:text-box>
            <text:p><text:span text:style-name="T36"># cp thesaurus_sample.ths pt_br_tz.ths</text:span></text:p>
          </draw:text-box>
        </draw:frame>
        <draw:frame draw:style-name="gr58" draw:text-style-name="P11" draw:layer="layout" svg:width="22.5cm" svg:height="8.171cm" svg:x="0.5cm" svg:y="9.7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arquivo de configuração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ionário (português Snowball stemmer) */</text:span></text:p>
            <text:p><text:span text:style-name="T36"><text:s text:c="5"/></text:span><text:span text:style-name="T36">Dictionary = pg_catalog.portuguese_stem </text:span></text:p>
            <text:p><text:span text:style-name="T36">);</text:span></text:p>
          </draw:text-box>
        </draw:frame>
        <draw:frame draw:style-name="gr37" draw:text-style-name="P11" draw:layer="layout" svg:width="13.5cm" svg:height="0.962cm" svg:x="0.5cm" svg:y="8.2cm">
          <draw:text-box>
            <text:p><text:span text:style-name="T5">Criação do dicionário thesauru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3" draw:layer="layout" svg:width="25.199cm" svg:height="1.479cm" svg:x="1cm" svg:y="3.2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tokens desejados em uma configuração, por exemplo:</text:span></text:p>
          </draw:text-box>
        </draw:frame>
        <draw:frame draw:style-name="gr28" draw:text-style-name="P32" draw:layer="layout" svg:width="24.5cm" svg:height="4.571cm" svg:x="1cm" svg:y="5.9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2" draw:text-style-name="P11" draw:layer="layout" svg:width="18.409cm" svg:height="2.412cm" svg:x="1.091cm" svg:y="3.5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38"><text:s/></text:span><text:span text:style-name="T38">'Paris':1 'cidad':2 'luz':3</text:span></text:p>
          </draw:text-box>
        </draw:frame>
        <draw:frame draw:style-name="gr82" draw:text-style-name="P11" draw:layer="layout" svg:width="18.409cm" svg:height="2.412cm" svg:x="1.091cm" svg:y="7cm">
          <draw:text-box>
            <text:p><text:span text:style-name="T36">SELECT to_tsvector('portuguese', 'jogar bola');</text:span></text:p>
            <text:p><text:span text:style-name="T37"/></text:p>
            <text:p><text:span text:style-name="T38"><text:s/></text:span><text:span text:style-name="T38">'futebol':1</text:span></text:p>
          </draw:text-box>
        </draw:frame>
        <draw:frame draw:style-name="gr82" draw:text-style-name="P11" draw:layer="layout" svg:width="19.933cm" svg:height="2.412cm" svg:x="1.067cm" svg:y="10.088cm">
          <draw:text-box>
            <text:p><text:span text:style-name="T36">SELECT to_tsvector('portuguese', 'pasta de dente');</text:span></text:p>
            <text:p><text:span text:style-name="T37"/></text:p>
            <text:p><text:span text:style-name="T38"><text:s/></text:span><text:span text:style-name="T38">'dentifríci':1</text:span></text:p>
          </draw:text-box>
        </draw:frame>
        <draw:frame draw:style-name="gr28" draw:text-style-name="P11" draw:layer="layout" svg:width="22.5cm" svg:height="4.571cm" svg:x="1cm" svg:y="13.5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><text:span text:style-name="T36"><text:s text:c="8"/></text:span><text:span text:style-name="T36">'A cidade luz é a capital da França');</text:span></text:p>
            <text:p><text:span text:style-name="T37"/></text:p>
            <text:p><text:span text:style-name="T38"><text:s/></text:span><text:span text:style-name="T38">'Paris':2 'capital':7 'cidad':3 'franc':9 'luz':4 'é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3" draw:layer="layout" svg:width="25.199cm" svg:height="1.704cm" svg:x="1.001cm" svg:y="3.296cm" presentation:class="outline" presentation:user-transformed="true">
          <draw:text-box>
            <text:p><text:span text:style-name="T5">Se for necessário que uma palavra indexada não seja lexemizada, deve ser colocado o asterisco na frente dela:</text:span></text:p>
          </draw:text-box>
        </draw:frame>
        <draw:frame draw:style-name="gr29" draw:text-style-name="P11" draw:layer="layout" svg:width="24.886cm" svg:height="0.972cm" svg:x="1.001cm" svg:y="6.5cm">
          <draw:text-box>
            <text:p><text:span text:style-name="T36"># echo 'sp : *São *Paulo' &gt;&gt; </text:span><text:span text:style-name="T36">$SHAREDIR/tsearch_data/pt_br_tz.ths</text:span></text:p>
          </draw:text-box>
        </draw:frame>
        <draw:frame draw:style-name="gr82" draw:text-style-name="P11" draw:layer="layout" svg:width="14.98cm" svg:height="2.412cm" svg:x="1.021cm" svg:y="10.5cm">
          <draw:text-box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'sp':1</text:span></text:p>
          </draw:text-box>
        </draw:frame>
        <draw:frame draw:style-name="gr83" draw:text-style-name="P11" draw:layer="layout" svg:width="10.068cm" svg:height="1.674cm" svg:x="0.933cm" svg:y="13.826cm">
          <draw:text-box>
            <text:p><text:span text:style-name="T5">Ops! Não deu certo :(</text:span></text:p>
            <text:p><text:span text:style-name="T5">O que deu errado? :|</text:span></text:p>
          </draw:text-box>
        </draw:frame>
        <draw:frame draw:style-name="gr7" draw:text-style-name="P11" draw:layer="layout" svg:width="3.22cm" svg:height="0.963cm" svg:x="1.001cm" svg:y="9cm">
          <draw:text-box>
            <text:p><text:span text:style-name="T5">Um test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4" draw:text-style-name="P8" draw:layer="layout" svg:width="25.199cm" svg:height="11.111cm" svg:x="1cm" svg:y="3.297cm" presentation:class="outline" presentation:user-transformed="true">
          <draw:text-box>
            <text:p text:style-name="P5"><text:span text:style-name="T5">É preciso fazer com que a(s) alteração(ões) no arquivo de configuração do dicionário seja reconhecida. </text:span></text:p>
            <text:p text:style-name="P5"><text:span text:style-name="T5">Dentro da sessão simule uma alteração na configuração do dicionário:</text:span></text:p>
            <text:p text:style-name="P5"><text:span text:style-name="T3"/></text:p>
            <text:p text:style-name="P5"><text:span text:style-name="T5"/></text:p>
            <text:p text:style-name="P5"><text:span text:style-name="T5">Efetivamente não houve alteração alguma, mas o arquivo foi relido :)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Funcionou!!! :D</text:span></text:p>
          </draw:text-box>
        </draw:frame>
        <draw:frame draw:style-name="gr84" draw:text-style-name="P11" draw:layer="layout" svg:width="14.98cm" svg:height="2.542cm" svg:x="1cm" svg:y="10.501cm">
          <draw:text-box>
            <text:p><text:span text:style-name="T36">SELECT to_tsvector('portuguese','sp');</text:span></text:p>
            <text:p><text:span text:style-name="T83"/></text:p>
            <text:p><text:span text:style-name="T38"><text:s/></text:span><text:span text:style-name="T38">'Paulo':2 'São':1</text:span></text:p>
          </draw:text-box>
        </draw:frame>
        <draw:frame draw:style-name="gr29" draw:text-style-name="P11" draw:layer="layout" svg:width="25.648cm" svg:height="0.972cm" svg:x="1cm" svg:y="7.001cm">
          <draw:text-box>
            <text:p><text:span text:style-name="T36">ALTER TEXT SEARCH DICTIONARY dic_pt_br_tz (DictFile = </text:span><text:span text:style-name="T36">pt_br_tz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3" draw:layer="layout" svg:width="26.5cm" svg:height="12.204cm" svg:x="1cm" svg:y="3.296cm" presentation:class="outline" presentation:user-transformed="true">
          <draw:text-box>
            <text:p text:style-name="P5"><text:span text:style-name="T5">Este template de dicionário é baseado em um projeto de Martin Porter, inventor do popular algoritmo de stemming para o inglês.</text:span></text:p>
            <text:p text:style-name="P5"><text:span text:style-name="T5"/></text:p>
            <text:p text:style-name="P5"><text:span text:style-name="T5">Snowball hoje fornece algoritmo de </text:span><text:span text:style-name="T16">stemming</text:span><text:span text:style-name="T5"> para muitos idiomas (</text:span><text:span text:style-name="T5"><text:a xlink:href="http://snowball.tartarus.org/" xlink:type="simple">http://snowball.tartarus.org/</text:a></text:span><text:span text:style-name="T5">). Cada algoritmo entendde como reduzir formas variantes comum de palavras para uma base, ou stem, na ortografia de seu idioma.</text:span></text:p>
            <text:p text:style-name="P5"><text:span text:style-name="T5"/></text:p>
            <text:p text:style-name="P5"><text:span text:style-name="T5"><text:s/></text:span><text:span text:style-name="T5">Um dicionário Snowball requer um parâmetro de língua para identificar que stemmer usar, e opcionalmente poder especificar</text:span></text:p>
            <text:p text:style-name="P5"><text:span text:style-name="T5"/></text:p>
            <text:p text:style-name="P5"><text:span text:style-name="T5">um arquivo de palavras de parada que é uma lista de palavras para eliminar. As listas de palavras de parada padrões do PostgreSQL também são fornecidas pelo projeto Snownba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9" draw:text-style-name="P63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85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6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</text:span><text:span text:style-name="T23">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</text:span><text:span text:style-name="T23">palavras, então eles devem ser seguidos por outro dicionário mais amplo, </text:span><text:span text:style-name="T23">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4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4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87" draw:text-style-name="P67" draw:layer="layout" svg:width="25.5cm" svg:height="6cm" svg:x="1.001cm" svg:y="8.001cm">
          <text:p text:style-name="P65"><text:span text:style-name="T3">Observação:</text:span></text:p>
          <text:p text:style-name="P66"><text:span text:style-name="T4"/></text:p>
          <text:p text:style-name="P65"><text:span text:style-name="T5">MySpell não suporte </text:span><text:span text:style-name="T5">palavras compostas.</text:span></text:p>
          <text:p text:style-name="P65"><text:span text:style-name="T5">Hunspell tem </text:span><text:span text:style-name="T5">suporte sofisticado </text:span><text:span text:style-name="T5">para palavras </text:span><text:span text:style-name="T5">compostas.</text:span></text:p>
          <text:p text:style-name="P65"><text:span text:style-name="T5">Atualmente, o </text:span><text:span text:style-name="T5">PostgreSQL </text:span><text:span text:style-name="T5">implementa apenas </text:span><text:span text:style-name="T5">operações básicas </text:span><text:span text:style-name="T5">do Hunspell para </text:span><text:span text:style-name="T5">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</text:span><text:span text:style-name="T11">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 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88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4" draw:text-style-name="P63" draw:layer="layout" svg:width="25.199cm" svg:height="1.204cm" svg:x="1.001cm" svg:y="3.697cm" presentation:class="outline" presentation:user-transformed="true">
          <draw:text-box>
            <text:p text:style-name="P5"><text:span text:style-name="T5">Testando (verbos irregulares):</text:span></text:p>
          </draw:text-box>
        </draw:frame>
        <draw:frame draw:style-name="gr40" draw:text-style-name="P11" draw:layer="layout" svg:width="24.5cm" svg:height="2.411cm" svg:x="1.101cm" svg:y="10.601cm">
          <draw:text-box>
            <text:p><text:span text:style-name="T36">SELECT to_tsvector('tsc_pt_br', 'eu trouxe!!!');</text:span></text:p>
            <text:p><text:span text:style-name="T36"/></text:p>
            <text:p text:style-name="P16"><text:span text:style-name="T84">'trazer':2</text:span></text:p>
          </draw:text-box>
        </draw:frame>
        <draw:frame draw:style-name="gr38" draw:text-style-name="P11" draw:layer="layout" svg:width="17.266cm" svg:height="3.851cm" svg:x="1.235cm" svg:y="5.401cm">
          <draw:text-box>
            <text:p><text:span text:style-name="T36">SELECT</text:span></text:p>
            <text:p><text:span text:style-name="T36"><text:s text:c="4"/></text:span><text:span text:style-name="T36">to_tsvector('tsc_pt_br', 'caberia') @@ </text:span></text:p>
            <text:p><text:span text:style-name="T36"><text:s text:c="4"/></text:span><text:span text:style-name="T36">to_tsquery('tsc_pt_br', 'caibo');</text:span></text:p>
            <text:p><text:span text:style-name="T36"/></text:p>
            <text:p text:style-name="P16"><text:span text:style-name="T84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9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6" draw:text-style-name="P63" draw:layer="layout" svg:width="26.5cm" svg:height="8.204cm" svg:x="1cm" svg:y="3.296cm" presentation:class="outline" presentation:user-transformed="true">
          <draw:text-box>
            <text:p text:style-name="P5"><text:span text:style-name="T5">Este template de dicionário é baseado em um projeto de Martin Porter, inventor do popular algoritmo de stemming para o inglês.</text:span></text:p>
            <text:p text:style-name="P5"><text:span text:style-name="T5">Snowball hoje fornece algoritmo de stemming para muitos idiomas (</text:span><text:span text:style-name="T5"><text:a xlink:href="http://snowball.tartarus.org/" xlink:type="simple">http://snowball.tartarus.org/</text:a></text:span><text:span text:style-name="T5">). Cada algoritmo entendde como reduzir formas variantes comum de palavras para uma base, ou stem, na ortografia de seu idioma.</text:span></text:p>
            <text:p text:style-name="P5"><text:span text:style-name="T5">Um dicionário Snowball requer um parâmetro de língua para identificar que stemmer usar, e opcionalmente poder especificar</text:span></text:p>
            <text:p text:style-name="P5"><text:span text:style-name="T5">um arquivo de palavras de parada que é uma lista de palavras para eliminar. As listas de palavras de parada padrões do PostgreSQL também são fornecidas pelo projeto Snownba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9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8" draw:text-style-name="P68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89" draw:text-style-name="P69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</text:span><text:span text:style-name="T5">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token nunca </text:span><text:span text:style-name="T5">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0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</text:span><text:span text:style-name="T11">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</text:span><text:span text:style-name="T11">passada para o próximo dicionário (se for o caso), ao contrário do </text:span><text:span text:style-name="T11">comportamento normal de dicionários. Isso permite processamento de </text:span><text:span text:style-name="T11">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</text:span><text:span text:style-name="T11">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1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</text:span><text:span text:style-name="T11">cujo nome deve ter a extensão </text:span><text:span text:style-name="T35">.rules</text:span><text:span text:style-name="T11"> (tal extensão não deve ser incluída </text:span><text:span text:style-name="T11">no parâmetro </text:span><text:span text:style-name="T35">RULES</text:span><text:span text:style-name="T11">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2" draw:text-style-name="P50" draw:layer="layout" svg:width="26.5cm" svg:height="13.367cm" svg:x="0.5cm" svg:y="3.849cm">
          <draw:text-box>
            <text:p text:style-name="P38"><text:span text:style-name="T85">O arquivo de regras deve ter o seguinte formato:</text:span></text:p>
            <text:p text:style-name="P38"><text:span text:style-name="T85"/></text:p>
            <text:p text:style-name="P38"><text:span text:style-name="T86"><text:s text:c="6"/></text:span><text:span text:style-name="T87">À <text:s text:c="7"/>A</text:span></text:p>
            <text:p text:style-name="P38"><text:span text:style-name="T87"><text:s text:c="4"/></text:span><text:span text:style-name="T87">Á <text:s text:c="7"/>A</text:span></text:p>
            <text:p text:style-name="P38"><text:span text:style-name="T87"><text:s text:c="4"/></text:span><text:span text:style-name="T87">Â <text:s text:c="7"/>A</text:span></text:p>
            <text:p text:style-name="P38"><text:span text:style-name="T87"><text:s text:c="4"/></text:span><text:span text:style-name="T87">Ã <text:s text:c="7"/>A</text:span></text:p>
            <text:p text:style-name="P38"><text:span text:style-name="T87"><text:s text:c="4"/></text:span><text:span text:style-name="T87">Ä <text:s text:c="7"/>A</text:span></text:p>
            <text:p text:style-name="P38"><text:span text:style-name="T87"><text:s text:c="4"/></text:span><text:span text:style-name="T87">Å <text:s text:c="7"/>A</text:span></text:p>
            <text:p text:style-name="P38"><text:span text:style-name="T87"><text:s text:c="4"/></text:span><text:span text:style-name="T87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3" draw:text-style-name="P70" draw:layer="layout" svg:width="26.5cm" svg:height="8.65cm" svg:x="0.5cm" svg:y="3.849cm">
          <draw:text-box>
            <text:p text:style-name="P38"><text:span text:style-name="T50">Cada linha representa um par, consistindo de um caractere com acento </text:span><text:span text:style-name="T50">seguido que será traduzido pelo seguinte que é sem acento.</text:span></text:p>
            <text:p text:style-name="P38"><text:span text:style-name="T50"/></text:p>
            <text:p text:style-name="P38"><text:span text:style-name="T50">Um exemplo mais completo, que é diretamente útil para a maioria dos </text:span><text:span text:style-name="T50">idiomas europeus, pode ser encontrado no arquivo unaccent.rules, que é </text:span><text:span text:style-name="T50">instalado do diretório $SHAREDIR/tsearch_data/ quando o módulo é </text:span><text:span text:style-name="T50">instalado.</text:span></text:p>
            <text:p text:style-name="P38"><text:span text:style-name="T50"/></text:p>
            <text:p text:style-name="P38"><text:span text:style-name="T50">Para instalar o módulo acesse a base de dados que deseja nela trabalhar </text:span><text:span text:style-name="T50">com o dicionário unaccent e dê o comando:</text:span></text:p>
          </draw:text-box>
        </draw:frame>
        <draw:frame draw:style-name="gr23" draw:text-style-name="P17" draw:layer="layout" svg:width="10.803cm" svg:height="0.971cm" svg:x="0.597cm" svg:y="13.637cm">
          <draw:text-box>
            <text:p><text:span text:style-name="T14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4" draw:text-style-name="P70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</text:span><text:span text:style-name="T50">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5" draw:text-style-name="P71" draw:layer="layout" svg:width="26.5cm" svg:height="3.651cm" svg:x="0.5cm" svg:y="10.349cm">
          <draw:text-box>
            <text:p text:style-name="P38"><text:span text:style-name="T88">SELECT ts_lexize('unaccent', 'Armação');</text:span></text:p>
            <text:p text:style-name="P59"><text:span text:style-name="T19">t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96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</text:span><text:span text:style-name="T20">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draw:style-name="gr23" draw:text-style-name="P17" draw:layer="layout" svg:width="26.5cm" svg:height="0.971cm" svg:x="1cm" svg:y="9.8cm">
          <draw:text-box>
            <text:p><text:span text:style-name="T14">CREATE TEXT SEARCH CONFIGURATION tsc_pt_unaccent COPY = </text:span><text:span text:style-name="T14">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61" draw:text-style-name="P11" draw:layer="layout" svg:width="25.419cm" svg:height="1.673cm" svg:x="1cm" svg:y="7.104cm">
          <draw:text-box>
            <text:p><text:span text:style-name="T11">Um exemplo de como inserir um dicionário unaccent em uma configuração </text:span><text:span text:style-name="T11">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draw:style-name="gr97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</text:span><text:span text:style-name="T11">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office:forms form:automatic-focus="false" form:apply-design-mode="false"/>
        <draw:frame draw:style-name="gr28" draw:text-style-name="P17" draw:layer="layout" svg:width="26.5cm" svg:height="4.57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5" draw:text-style-name="P17" draw:layer="layout" svg:width="26.5cm" svg:height="5.291cm" svg:x="0.5cm" svg:y="11.6cm">
          <draw:text-box>
            <text:p><text:span text:style-name="T14">SELECT</text:span></text:p>
            <text:p><text:span text:style-name="T14"><text:s text:c="4"/></text:span><text:span text:style-name="T14">to_tsvector('tsc_pt_unaccent', 'Hotéis do Mar')</text:span></text:p>
            <text:p><text:span text:style-name="T14"><text:s text:c="4"/></text:span><text:span text:style-name="T14">@@ to_tsquery('tsc_pt_unaccent','Hotel'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8" draw:text-style-name="P17" draw:layer="layout" svg:width="26.5cm" svg:height="8.171cm" svg:x="0.5cm" svg:y="6cm">
          <draw:text-box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t</text:span></text:p>
            <text:p text:style-name="P16"><text:span text:style-name="T41">----</text:span></text:p>
            <text:p text:style-name="P16"><text:span text:style-name="T41">1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9" draw:text-style-name="P52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8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4T16:32:43.447163352</dc:date>
    <meta:editing-duration>P2DT18H48M31S</meta:editing-duration>
    <meta:editing-cycles>365</meta:editing-cycles>
    <meta:generator>LibreOffice/24.2.5.2$Linux_X86_64 LibreOffice_project/420$Build-2</meta:generator>
    <meta:document-statistic meta:object-count="555"/>
  </office:meta>
</office:document-meta>
</file>